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Calibri" fo:font-size="12pt" fo:font-weight="bold" style:font-size-asian="12pt" style:font-size-complex="12pt"/>
    </style:style>
    <style:style style:name="P2" style:family="paragraph" style:parent-style-name="Standard">
      <style:text-properties fo:color="#000000" style:font-name="Calibri" fo:font-size="12pt" fo:font-weight="bold" officeooo:rsid="002070c0" officeooo:paragraph-rsid="001d7c8c" style:font-size-asian="12pt" style:font-size-complex="12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12pt" officeooo:paragraph-rsid="001d7c8c" style:font-size-asian="12pt" style:font-size-complex="12pt"/>
    </style:style>
    <style:style style:name="P5" style:family="paragraph" style:parent-style-name="Standard">
      <style:text-properties style:font-name="Calibri" fo:font-size="12pt" fo:font-weight="bold" style:font-size-asian="12pt" style:font-size-complex="12pt"/>
    </style:style>
    <style:style style:name="P6" style:family="paragraph" style:parent-style-name="Standard">
      <style:paragraph-properties style:line-height-at-least="0.423cm">
        <style:tab-stops>
          <style:tab-stop style:position="0.577cm"/>
        </style:tab-stops>
      </style:paragraph-properties>
      <style:text-properties style:font-name="Calibri" fo:font-size="12pt" fo:font-weight="bold" style:font-size-asian="12pt" style:font-size-complex="12pt"/>
    </style:style>
    <style:style style:name="P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8"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Calibri" fo:font-size="12pt" style:font-size-asian="12pt" style:font-size-complex="12pt"/>
    </style:style>
    <style:style style:name="P10" style:family="paragraph" style:parent-style-name="Standard">
      <style:paragraph-properties fo:margin-left="1.27cm" fo:margin-right="0cm" fo:text-indent="-1.27cm" style:auto-text-indent="false"/>
      <style:text-properties style:font-name="Calibri" fo:font-size="12pt" style:font-size-asian="12pt" style:font-size-complex="12pt"/>
    </style:style>
    <style:style style:name="P11" style:family="paragraph" style:parent-style-name="Standard">
      <style:paragraph-properties fo:margin-left="1.27cm" fo:margin-right="0cm" fo:text-indent="-1.27cm" style:auto-text-indent="false"/>
      <style:text-properties style:font-name="Calibri" fo:font-size="12pt" officeooo:rsid="001d7c8c" officeooo:paragraph-rsid="001d7c8c" style:font-size-asian="12pt" style:font-size-complex="12pt"/>
    </style:style>
    <style:style style:name="P1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3"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156b6" style:font-size-asian="12pt" style:font-size-complex="12pt"/>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77e66" style:font-size-asian="12pt" style:font-size-complex="12pt"/>
    </style:style>
    <style:style style:name="P16"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style:font-size-asian="12pt" style:font-size-complex="12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style:font-size-asian="12pt" style:font-size-complex="12pt"/>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19"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28d234" style:font-size-asian="12pt" style:font-size-complex="12pt"/>
    </style:style>
    <style:style style:name="P21" style:family="paragraph" style:parent-style-name="Standard">
      <style:paragraph-properties fo:margin-left="1.27cm" fo:margin-right="0cm" fo:text-indent="-1.27cm" style:auto-text-indent="false"/>
      <style:text-properties style:font-name="Calibri" fo:font-size="12pt" fo:font-style="italic" style:font-size-asian="12pt" style:font-size-complex="12pt"/>
    </style:style>
    <style:style style:name="P22" style:family="paragraph" style:parent-style-name="Standard">
      <style:paragraph-properties fo:margin-left="1.27cm" fo:margin-right="0cm" fo:text-indent="-1.27cm" style:auto-text-indent="false"/>
      <style:text-properties style:font-name="Calibri" fo:font-size="12pt" fo:font-style="italic" officeooo:paragraph-rsid="001d7c8c" style:font-size-asian="12pt" style:font-size-complex="12pt"/>
    </style:style>
    <style:style style:name="P23" style:family="paragraph" style:parent-style-name="Standard">
      <style:paragraph-properties fo:break-before="page"/>
      <style:text-properties fo:color="#000000" style:font-name="Calibri" fo:font-size="12pt" fo:font-weight="bold" style:font-size-asian="12pt" style:font-size-complex="12pt"/>
    </style:style>
    <style:style style:name="P24" style:family="paragraph" style:parent-style-name="Standard">
      <style:paragraph-properties fo:break-before="page"/>
      <style:text-properties style:font-name="Calibri" fo:font-size="12pt" fo:font-weight="bold" style:font-size-asian="12pt" style:font-size-complex="12pt"/>
    </style:style>
    <style:style style:name="P25" style:family="paragraph" style:parent-style-name="Standard">
      <style:paragraph-properties fo:break-before="page"/>
      <style:text-properties style:font-name="Calibri" fo:font-size="12pt" style:font-size-asian="12pt" style:font-size-complex="12pt"/>
    </style:style>
    <style:style style:name="P26" style:family="paragraph" style:parent-style-name="Standard">
      <style:paragraph-properties fo:margin-top="0.423cm" fo:margin-bottom="0.106cm" loext:contextual-spacing="false"/>
      <style:text-properties style:font-name="Calibri" fo:font-size="10pt" officeooo:paragraph-rsid="001d7c8c"/>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style:style>
    <style:style style:name="T4" style:family="text">
      <style:text-properties style:text-outline="true" fo:font-size="11pt"/>
    </style:style>
    <style:style style:name="T5" style:family="text">
      <style:text-properties fo:font-weight="bold"/>
    </style:style>
    <style:style style:name="T6" style:family="text">
      <style:text-properties fo:color="#000000"/>
    </style:style>
    <style:style style:name="T7" style:family="text">
      <style:text-properties officeooo:rsid="001d7c8c"/>
    </style:style>
    <style:style style:name="T8" style:family="text">
      <style:text-properties officeooo:rsid="00222efd"/>
    </style:style>
    <style:style style:name="T9" style:family="text">
      <style:text-properties officeooo:rsid="00239121"/>
    </style:style>
    <style:style style:name="T10" style:family="text">
      <style:text-properties officeooo:rsid="00277e66"/>
    </style:style>
    <style:style style:name="T11" style:family="text">
      <style:text-properties officeooo:rsid="002b1e7f"/>
    </style:style>
    <style:style style:name="T12" style:family="text">
      <style:text-properties style:font-name="Calibri"/>
    </style:style>
    <style:style style:name="T13" style:family="text">
      <style:text-properties style:font-name="Calibri" fo:font-size="12pt" style:font-size-asian="12pt" style:font-size-complex="12pt"/>
    </style:style>
    <style:style style:name="T14" style:family="text">
      <style:text-properties fo:font-size="12pt" style:font-size-asian="12pt" style:font-size-complex="12pt"/>
    </style:style>
    <style:style style:name="T15" style:family="text">
      <style:text-properties fo:font-size="12pt" officeooo:rsid="001d7c8c" style:font-size-asian="12pt" style:font-size-complex="12pt"/>
    </style:style>
    <style:style style:name="T16" style:family="text">
      <style:text-properties fo:font-size="12pt" fo:font-weight="bold" style:font-size-asian="12pt" style:font-size-complex="12pt"/>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2">Alejandro</text:span><text:span text:style-name="T1"> Falkowski</text:span><text:span text:style-name="T4"><text:line-break/></text:span><text:span text:style-name="T16">alexrfalkowski@gmail.com</text:span><text:span text:style-name="T14"><text:line-break/></text:span><text:span text:style-name="T15">+852 5662 1267</text:span></text:p>
      <text:p text:style-name="P3"/>
      <text:p text:style-name="P5">PERSONAL STATEMENT</text:p>
      <text:p text:style-name="P3"/>
      <text:p text:style-name="P3">My passion for technology has seen me traverse the different types of roles within IT. My operational, architectural and commercial background has given me strong leadership skills, due to the strong exposure to different business units.</text:p>
      <text:p text:style-name="P3"/>
      <text:p text:style-name="P3"/>
      <text:p text:style-name="P5">EMPLOYMENT</text:p>
      <text:p text:style-name="P5"/>
      <text:p text:style-name="P2">Technology Associate</text:p>
      <text:p text:style-name="P11">Segantii Capital Management</text:p>
      <text:p text:style-name="P22"><text:span text:style-name="T7">03</text:span>-1<text:span text:style-name="T7">5</text:span> &gt; Current</text:p>
      <text:p text:style-name="P4"/>
      <text:p text:style-name="P4">Achievements</text:p>
      <text:list xml:id="list3590512542387020259" text:style-name="L1">
        <text:list-item>
          <text:p text:style-name="P12">Implemented a Rails 4.2 website, broken up into individual Rails Engines.</text:p>
        </text:list-item>
        <text:list-item>
          <text:p text:style-name="P12">Implemented Lean Methodologies (Kanban, Lean Software Development)</text:p>
        </text:list-item>
        <text:list-item>
          <text:p text:style-name="P12">Implemented Services using Elixir 1.3</text:p>
        </text:list-item>
        <text:list-item>
          <text:p text:style-name="P14">Implemented Services using Clojure 1.8</text:p>
        </text:list-item>
        <text:list-item>
          <text:p text:style-name="P15"><text:span text:style-name="T10">I</text:span>mplemented Services using <text:span text:style-name="T10">Java</text:span> 1.8</text:p>
        </text:list-item>
        <text:list-item>
          <text:p text:style-name="P12">Introduced Infrastructure as Code using Heroku, AWS and Docker</text:p>
        </text:list-item>
        <text:list-item>
          <text:p text:style-name="P12">Introduced BDD using Cucumber.</text:p>
        </text:list-item>
        <text:list-item>
          <text:p text:style-name="P12">Implemented ideas for the "The Goal"​ and "Product Development Flow"</text:p>
        </text:list-item>
        <text:list-item>
          <text:p text:style-name="P12">Helped with the hiring process.</text:p>
        </text:list-item>
      </text:list>
      <text:p text:style-name="P13"/>
      <text:p text:style-name="P1">Senior Ruby Consultant</text:p>
      <text:p text:style-name="P10">Macquarie University</text:p>
      <text:p text:style-name="P21">05-14 &gt; <text:span text:style-name="T7">03-15</text:span></text:p>
      <text:p text:style-name="P3"/>
      <text:p text:style-name="P3">Achievements</text:p>
      <text:list xml:id="list74451098791164" text:continue-numbering="true" text:style-name="L1">
        <text:list-item>
          <text:p text:style-name="P16">Maintenance of iTeach and Unit Guides. Implemented using Ruby on Rails 4/Angular JS running on 2.1 MRI and Oracle 11g.</text:p>
        </text:list-item>
        <text:list-item>
          <text:p text:style-name="P17">Implemented Ruby on Rails best practices.</text:p>
        </text:list-item>
        <text:list-item>
          <text:p text:style-name="P17">Implemented Security best practices.</text:p>
        </text:list-item>
        <text:list-item>
          <text:p text:style-name="P17">Introduced object oriented/functional concepts in Rails.</text:p>
        </text:list-item>
        <text:list-item>
          <text:p text:style-name="P17">Implemented Lean Methodologies (Kanban, Lean Software Development)</text:p>
        </text:list-item>
        <text:list-item>
          <text:p text:style-name="P17">Introduced concepts of Continuous Delivery, using Teamcity/Capistrano/Chef</text:p>
        </text:list-item>
        <text:list-item>
          <text:p text:style-name="P17">Introduced Infrastructure as Code using Chef and FPM</text:p>
        </text:list-item>
        <text:list-item>
          <text:p text:style-name="P17">Introduced metrics gathering using NewRelic.</text:p>
        </text:list-item>
        <text:list-item>
          <text:p text:style-name="P17">Optimisation of Ruby runtime.</text:p>
        </text:list-item>
        <text:list-item>
          <text:p text:style-name="P17">Streamlining testing strategies.</text:p>
        </text:list-item>
      </text:list>
      <text:p text:style-name="P3"/>
      <text:p text:style-name="P1"/>
      <text:p text:style-name="P23">Ruby Consultant</text:p>
      <text:p text:style-name="P10">NBN CO</text:p>
      <text:p text:style-name="P21">11-13 &gt; 05-14</text:p>
      <text:p text:style-name="P3"/>
      <text:p text:style-name="P3">Achievements</text:p>
      <text:list xml:id="list184358557272005" text:style-name="L1">
        <text:list-item>
          <text:p text:style-name="P17">Implemented NBN forms with Ruby on Rails using JRuby.</text:p>
        </text:list-item>
        <text:list-item>
          <text:p text:style-name="P17">Implemented analytics gem that is used on all ruby sites.</text:p>
        </text:list-item>
        <text:list-item>
          <text:p text:style-name="P17">Implemented testing gem to reuse common functionality with RSpec, Cucumber and Capybara.</text:p>
        </text:list-item>
        <text:list-item>
          <text:p text:style-name="P17">Implemented deployment gem to reuse common functionality with packaging and maintaining versions of ruby using RVM.</text:p>
        </text:list-item>
        <text:list-item>
          <text:p text:style-name="P17">Coordinated releases using Continuos Delivery.</text:p>
        </text:list-item>
        <text:list-item>
          <text:p text:style-name="P17">Introduced object oriented/functional concepts in Rails.</text:p>
        </text:list-item>
        <text:list-item>
          <text:p text:style-name="P17">Implemented rails site using AngularJS.</text:p>
        </text:list-item>
      </text:list>
      <text:p text:style-name="P3"/>
      <text:p text:style-name="P1">Lead Engineer</text:p>
      <text:p text:style-name="P10">PINCHme</text:p>
      <text:p text:style-name="P21">05-13 &gt; 11-13</text:p>
      <text:p text:style-name="P3"/>
      <text:p text:style-name="P3">Achievements</text:p>
      <text:list xml:id="list184358697392248" text:style-name="L1">
        <text:list-item>
          <text:p text:style-name="P17">Implemented new version of PINCHme website using Ruby on Rails 3, Backbone and Marionette.</text:p>
        </text:list-item>
        <text:list-item>
          <text:p text:style-name="P17">Implemented social interactions with Gigya.</text:p>
        </text:list-item>
        <text:list-item>
          <text:p text:style-name="P17">Implemented full cloud automation on AWS using Elastic Beanstalk and a custom tool called mist.</text:p>
        </text:list-item>
        <text:list-item>
          <text:p text:style-name="P17">Implemented Specification by Example using RSpec and Cucumber.</text:p>
        </text:list-item>
        <text:list-item>
          <text:p text:style-name="P17">Introduced agile concepts (Kanban, Retrospectives, etc)</text:p>
        </text:list-item>
        <text:list-item>
          <text:p text:style-name="P17">Lead a team of 2 developers.</text:p>
        </text:list-item>
        <text:list-item>
          <text:p text:style-name="P17">Implemented hiring process.</text:p>
        </text:list-item>
      </text:list>
      <text:p text:style-name="P3"/>
      <text:p text:style-name="P1">Platform Architect</text:p>
      <text:p text:style-name="P10">The Zoo</text:p>
      <text:p text:style-name="P21">02-13 &gt; 5-13</text:p>
      <text:p text:style-name="P3"/>
      <text:p text:style-name="P3">Achievements</text:p>
      <text:list xml:id="list184357410245088" text:style-name="L1">
        <text:list-item>
          <text:p text:style-name="P7"><text:span text:style-name="T13">Define and implement </text:span><text:a xlink:type="simple" xlink:href="http://alexfalkowski.blogspot.com/2013/03/lean-projects-part-2.html" text:style-name="Internet_20_link" text:visited-style-name="Visited_20_Internet_20_Link"><text:span text:style-name="T13">Lean Projects</text:span></text:a><text:span text:style-name="T13">.</text:span></text:p>
        </text:list-item>
        <text:list-item>
          <text:p text:style-name="P17">Implement a central part of the Optus ecosystem. Optus YES Central.</text:p>
        </text:list-item>
        <text:list-item>
          <text:p text:style-name="P7"><text:span text:style-name="T13">Implementing BDD using </text:span><text:a xlink:type="simple" xlink:href="https://github.com/alexfalkowski/System.Spec" text:style-name="Internet_20_link" text:visited-style-name="Visited_20_Internet_20_Link"><text:span text:style-name="T13">System.Spec</text:span></text:a></text:p>
        </text:list-item>
        <text:list-item>
          <text:p text:style-name="P17">Drive the technical direction of projects using Ruby and C#.</text:p>
        </text:list-item>
        <text:list-item>
          <text:p text:style-name="P7"><text:span text:style-name="T13">Drive the direction of Release Management using Ruby (</text:span><text:a xlink:type="simple" xlink:href="https://github.com/Albacore/albacore" text:style-name="Internet_20_link" text:visited-style-name="Visited_20_Internet_20_Link"><text:span text:style-name="T13">albacore</text:span></text:a><text:span text:style-name="T13">) and </text:span><text:a xlink:type="simple" xlink:href="https://github.com/chucknorris/roundhouse" text:style-name="Internet_20_link" text:visited-style-name="Visited_20_Internet_20_Link"><text:span text:style-name="T13">roundhouse</text:span></text:a><text:span text:style-name="T13"> for database migrations.</text:span></text:p>
        </text:list-item>
        <text:list-item>
          <text:p text:style-name="P17">Lead a team of 3 developers.</text:p>
        </text:list-item>
      </text:list>
      <text:p text:style-name="P1"/>
      <text:p text:style-name="P1"/>
      <text:p text:style-name="P23">Technical Team Lead/Architect</text:p>
      <text:p text:style-name="P10">ninemsn</text:p>
      <text:p text:style-name="P21">09-11 &gt; 02-13</text:p>
      <text:p text:style-name="P3"/>
      <text:p text:style-name="P3">Achievements</text:p>
      <text:list xml:id="list184358088846736" text:style-name="L1">
        <text:list-item>
          <text:p text:style-name="P17">Launch of Australia's biggest news site using Sitecore with ASP.NET MVC</text:p>
        </text:list-item>
        <text:list-item>
          <text:p text:style-name="P17">Leading a team that brought to life DevOps.</text:p>
        </text:list-item>
        <text:list-item>
          <text:p text:style-name="P17">Leading architecture decisions with behavior driven development using SpecFlow, RSpec and Cucumber.</text:p>
        </text:list-item>
        <text:list-item>
          <text:p text:style-name="P17">Implementing lean/agile methodologies using Kanban.</text:p>
        </text:list-item>
        <text:list-item>
          <text:p text:style-name="P17">Implemented solution using Amazon Web Services.</text:p>
        </text:list-item>
        <text:list-item>
          <text:p text:style-name="P17">Implemented infrastructure as code using AWS SDK for Ruby, Puppet and PowerShell.</text:p>
        </text:list-item>
        <text:list-item>
          <text:p text:style-name="P17">Lead a team of 5-10 developers.</text:p>
        </text:list-item>
      </text:list>
      <text:p text:style-name="P3"/>
      <text:p text:style-name="P1">Technology Environment Manager </text:p>
      <text:p text:style-name="P10">ninemsn</text:p>
      <text:p text:style-name="P21">06-11 &gt; 08-11</text:p>
      <text:p text:style-name="P3"/>
      <text:p text:style-name="P3">Achievements</text:p>
      <text:list xml:id="list184357214375226" text:style-name="L1">
        <text:list-item>
          <text:p text:style-name="P9">Developing and managing the CMS Pilot program release management process. </text:p>
        </text:list-item>
        <text:list-item>
          <text:p text:style-name="P9">Introducing the team to lean methodologies.</text:p>
        </text:list-item>
        <text:list-item>
          <text:p text:style-name="P17">Implementing continuous integration and introducing continuous delivery.</text:p>
        </text:list-item>
        <text:list-item>
          <text:p text:style-name="P17">Implemented code metrics and analysis.</text:p>
        </text:list-item>
      </text:list>
      <text:p text:style-name="P3"/>
      <text:p text:style-name="P5"/>
      <text:p text:style-name="P5">Solution Architect </text:p>
      <text:p text:style-name="P10">5th Finger/ninemsn</text:p>
      <text:p text:style-name="P21">04-09 &gt; 05-11</text:p>
      <text:p text:style-name="P3"/>
      <text:p text:style-name="P3">Achievements </text:p>
      <text:list xml:id="list184357406766980" text:style-name="L1">
        <text:list-item>
          <text:p text:style-name="P17">Actively leading the direction of the platform. </text:p>
        </text:list-item>
        <text:list-item>
          <text:p text:style-name="P17">Introducing Test Driven Development to the Mobile Team using NUnit. </text:p>
        </text:list-item>
        <text:list-item>
          <text:p text:style-name="P17">Actively speaking about Continuous Integration/Delivery.</text:p>
        </text:list-item>
        <text:list-item>
          <text:p text:style-name="P17">Redesign and implementation of the Mobile Framework using WURLF and DeviceAtlas.</text:p>
        </text:list-item>
        <text:list-item>
          <text:p text:style-name="P17">Guiding the architecture and addressing the issues of device detection. </text:p>
        </text:list-item>
        <text:list-item>
          <text:p text:style-name="P17">Rebuilding the air-cast UI using a Model-View-Presenter pattern in ASP.NET. </text:p>
        </text:list-item>
      </text:list>
      <text:p text:style-name="P5"/>
      <text:p text:style-name="P5"/>
      <text:p text:style-name="P24">Program Manager </text:p>
      <text:p text:style-name="P10">5th Finger/ninemsn</text:p>
      <text:p text:style-name="P21">04-06 &gt; 03-09</text:p>
      <text:p text:style-name="P3"/>
      <text:p text:style-name="P3">Achievements </text:p>
      <text:list xml:id="list184358792422639" text:style-name="L1">
        <text:list-item>
          <text:p text:style-name="P17">Leading and managing a team of 5 developers which delivered projects from 3 different revenue streams. </text:p>
        </text:list-item>
        <text:list-item>
          <text:p text:style-name="P17">Traditional project management, stakeholder management, pipeline management and resource allocation. </text:p>
        </text:list-item>
        <text:list-item>
          <text:p text:style-name="P17">Direct relationships with third party development teams. </text:p>
        </text:list-item>
        <text:list-item>
          <text:p text:style-name="P17">Working with stakeholders to customize our delivery process to be as effective as possible using agile methodologies.</text:p>
        </text:list-item>
        <text:list-item>
          <text:p text:style-name="P17">Designing solutions for our SMS/on-line campaigns, for clients like Channel V, Coca Cola, Vodafone, Universal Music, Fosters, Channel 9. </text:p>
        </text:list-item>
        <text:list-item>
          <text:p text:style-name="P17">Providing development best practices, such as extreme programming.</text:p>
        </text:list-item>
      </text:list>
      <text:p text:style-name="P3"/>
      <text:p text:style-name="P5">Senior Programmer </text:p>
      <text:p text:style-name="P10">5th Finger/ninemsn</text:p>
      <text:p text:style-name="P21">09-05 &gt; 03-06</text:p>
      <text:p text:style-name="P3"/>
      <text:p text:style-name="P3">Achievements </text:p>
      <text:list xml:id="list184358685166527" text:style-name="L1">
        <text:list-item>
          <text:p text:style-name="P17">Enhancing the air-cast UI. Migrating from classic ASP to ASP.NET WebForms using C#</text:p>
        </text:list-item>
        <text:list-item>
          <text:p text:style-name="P17">Providing endpoint solutions using web services. Such as List Management Service, Credit Service, Photo Service </text:p>
        </text:list-item>
        <text:list-item>
          <text:p text:style-name="P17">Implementing custom solutions for our SMS/on-line campaigns, for clients like Channel V, Coca Cola, Vodafone, Universal Music, Fosters, Channel 9 </text:p>
        </text:list-item>
        <text:list-item>
          <text:p text:style-name="P17">Using object-oriented methodologies and proven design patterns. </text:p>
        </text:list-item>
      </text:list>
      <text:p text:style-name="P5"/>
      <text:p text:style-name="P5">Senior Programmer </text:p>
      <text:p text:style-name="P10">Solid .NET Solutions </text:p>
      <text:p text:style-name="P21">09-04 &gt; 08-05</text:p>
      <text:p text:style-name="P3"/>
      <text:p text:style-name="P3">Achievements </text:p>
      <text:list xml:id="list184358437318760" text:style-name="L1">
        <text:list-item>
          <text:p text:style-name="P17">Developing a code generator, </text:p>
        </text:list-item>
        <text:list-item>
          <text:p text:style-name="P17">Creating the UI using Windows Forms and building custom controls.</text:p>
        </text:list-item>
        <text:list-item>
          <text:p text:style-name="P17">Complete source code generation using CodeDOM, Reflection, and XML and XPath technologies. </text:p>
        </text:list-item>
        <text:list-item>
          <text:p text:style-name="P17">Syntax highlighter using rich format text. </text:p>
        </text:list-item>
        <text:list-item>
          <text:p text:style-name="P17">Designing the company web site. Everything from the graphics to the HTML. This was done using Photoshop CS software and Dreamweaver. </text:p>
        </text:list-item>
      </text:list>
      <text:p text:style-name="P3"><text:s/></text:p>
      <text:p text:style-name="P5"/>
      <text:p text:style-name="P5"/>
      <text:p text:style-name="P24">Senior Programmer </text:p>
      <text:p text:style-name="P10">Synopsis Solutions </text:p>
      <text:p text:style-name="P21">09-03 &gt; 08-04</text:p>
      <text:p text:style-name="P3"/>
      <text:p text:style-name="P3">Achievements </text:p>
      <text:list xml:id="list184357831633906" text:style-name="L1">
        <text:list-item>
          <text:p text:style-name="P17">Developing additional features to DebTrak a comprehensive debt collection system used by major credit collection companies </text:p>
        </text:list-item>
        <text:list-item>
          <text:p text:style-name="P17">Presenting design decisions to a team of software developers. </text:p>
        </text:list-item>
        <text:list-item>
          <text:p text:style-name="P17">Implementing the legal system of the application. </text:p>
        </text:list-item>
        <text:list-item>
          <text:p text:style-name="P17">Writing crystal reports for the application. </text:p>
        </text:list-item>
        <text:list-item>
          <text:p text:style-name="P17">Liaison with clients. </text:p>
        </text:list-item>
      </text:list>
      <text:p text:style-name="P3"/>
      <text:p text:style-name="P5">Programmer /Systems Administrator</text:p>
      <text:p text:style-name="P10">LOUD </text:p>
      <text:p text:style-name="P21">11-00 &gt; 08-03</text:p>
      <text:p text:style-name="P3"/>
      <text:p text:style-name="P3">Achievements </text:p>
      <text:list xml:id="list184357385367514" text:style-name="L1">
        <text:list-item>
          <text:p text:style-name="P17">Design of infrastructure using Linux technologies. </text:p>
        </text:list-item>
        <text:list-item>
          <text:p text:style-name="P17">Managing deployments of applications</text:p>
        </text:list-item>
        <text:list-item>
          <text:p text:style-name="P17">Implementing MLC Flexiplan/Sprintpak Brochure Ordering System using Java. </text:p>
        </text:list-item>
        <text:list-item>
          <text:p text:style-name="P17">Implementing Nortel Networks Lead Management Tool using Java. </text:p>
        </text:list-item>
        <text:list-item>
          <text:p text:style-name="P17">Implementing AAP Bulletin Builder using Java. </text:p>
        </text:list-item>
      </text:list>
      <text:p text:style-name="P3"/>
      <text:p text:style-name="P3"/>
      <text:p text:style-name="P5"/>
      <text:p text:style-name="P5">KEY SKILLS</text:p>
      <text:p text:style-name="P5"/>
      <text:p text:style-name="P6">Technical Skills</text:p>
      <text:list xml:id="list184357450177487" text:style-name="L1">
        <text:list-item>
          <text:p text:style-name="P17">C#</text:p>
        </text:list-item>
        <text:list-item>
          <text:p text:style-name="P17">Ruby/<text:span text:style-name="T11">JRuby</text:span></text:p>
        </text:list-item>
        <text:list-item>
          <text:p text:style-name="P18">F#</text:p>
        </text:list-item>
        <text:list-item>
          <text:p text:style-name="P18">OCaml</text:p>
        </text:list-item>
        <text:list-item>
          <text:p text:style-name="P18">Clojure</text:p>
        </text:list-item>
        <text:list-item>
          <text:p text:style-name="P18">Elixir</text:p>
        </text:list-item>
        <text:list-item>
          <text:p text:style-name="P18">CoffeeScript</text:p>
        </text:list-item>
        <text:list-item>
          <text:p text:style-name="P20">Java</text:p>
        </text:list-item>
        <text:list-item>
          <text:p text:style-name="P20">Groovy</text:p>
        </text:list-item>
        <text:list-item>
          <text:p text:style-name="P18">Linux</text:p>
        </text:list-item>
        <text:list-item>
          <text:p text:style-name="P18">Docker</text:p>
        </text:list-item>
        <text:list-item>
          <text:p text:style-name="P17">PowerShell</text:p>
        </text:list-item>
        <text:list-item>
          <text:p text:style-name="P17">Release Management/<text:span text:style-name="T9">Continuous Delivery</text:span></text:p>
        </text:list-item>
        <text:list-item>
          <text:p text:style-name="P17">DevOps</text:p>
        </text:list-item>
        <text:list-item>
          <text:p text:style-name="P17">Agile/Lean/<text:span text:style-name="T8">Kanban</text:span></text:p>
        </text:list-item>
      </text:list>
      <text:p text:style-name="P3"/>
      <text:p text:style-name="P3"/>
      <text:p text:style-name="P5"/>
      <text:p text:style-name="P25"><text:span text:style-name="T5">EDUCATION</text:span></text:p>
      <text:p text:style-name="P3"><text:span text:style-name="T5"/></text:p>
      <text:list xml:id="list184358338454998" text:style-name="L1">
        <text:list-item>
          <text:p text:style-name="P9"><text:span text:style-name="T6">The University of Sydney <text:line-break/></text:span>Bachelor of Engineering (Electrical Engineering) Honours Class II, Division 2. </text:p>
        </text:list-item>
      </text:list>
      <text:p text:style-name="P3"/>
      <text:list xml:id="list184358064766352" text:style-name="L1">
        <text:list-item>
          <text:p text:style-name="P17">SAE Institute <text:line-break/>Audio Engineering Diploma - AQTF Diploma of Music Industry [Technical Production] CUS50201 </text:p>
        </text:list-item>
      </text:list>
      <text:p text:style-name="P3"/>
      <text:p text:style-name="P5"/>
      <text:p text:style-name="P5">PERSONAL INTERESTS</text:p>
      <text:p text:style-name="P3"/>
      <text:list xml:id="list5141371392572280697" text:style-name="L2">
        <text:list-item>
          <text:p text:style-name="P8"><text:span text:style-name="T13">I love to write for my </text:span><text:a xlink:type="simple" xlink:href="http://alexfalkowski.blogspot.com.au/" text:style-name="Internet_20_link" text:visited-style-name="Visited_20_Internet_20_Link"><text:span text:style-name="T13">blog</text:span></text:a><text:span text:style-name="T13">.</text:span></text:p>
        </text:list-item>
        <text:list-item>
          <text:p text:style-name="P8"><text:span text:style-name="T13">I work on a few projects on </text:span><text:a xlink:type="simple" xlink:href="https://github.com/alexfalkowski/" text:style-name="Internet_20_link" text:visited-style-name="Visited_20_Internet_20_Link"><text:span text:style-name="T13">github</text:span></text:a><text:span text:style-name="T13">.</text:span></text:p>
        </text:list-item>
        <text:list-item>
          <text:p text:style-name="P19">I love reading lots of technical books and blogs</text:p>
        </text:list-item>
      </text:list>
      <text:p text:style-name="P3"/>
      <text:p text:style-name="P5"/>
      <text:p text:style-name="P5">REFERENCES</text:p>
      <text:p text:style-name="P3"/>
      <text:p text:style-name="P3">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Your Name</dc:title>
    <meta:initial-creator>Iullah</meta:initial-creator>
    <dc:date>2017-01-24T07:44:50.645701000</dc:date>
    <meta:editing-duration>PT47M34S</meta:editing-duration>
    <meta:editing-cycles>13</meta:editing-cycles>
    <meta:document-statistic meta:table-count="0" meta:image-count="0" meta:object-count="0" meta:page-count="6" meta:paragraph-count="164" meta:word-count="1030" meta:character-count="6902" meta:non-whitespace-character-count="6058"/>
  </office:meta>
</office:document-meta>
</file>